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/mol</text:p>
          </table:table-cell>
          <table:table-cell office:value-type="float" office:value="6.94" calcext:value-type="float">
            <text:p>6.94</text:p>
          </table:table-cell>
          <table:table-cell office:value-type="float" office:value="58.69" calcext:value-type="float">
            <text:p>58.69</text:p>
          </table:table-cell>
          <table:table-cell office:value-type="float" office:value="54.938" calcext:value-type="float">
            <text:p>54.938</text:p>
          </table:table-cell>
          <table:table-cell office:value-type="float" office:value="58.933" calcext:value-type="float">
            <text:p>58.933</text:p>
          </table:table-cell>
          <table:table-cell office:value-type="float" office:value="15.999" calcext:value-type="float">
            <text:p>15.999</text:p>
          </table:table-cell>
          <table:table-cell office:value-type="float" office:value="12.011" calcext:value-type="float">
            <text:p>12.011</text:p>
          </table:table-cell>
          <table:table-cell office:value-type="float" office:value="55.845" calcext:value-type="float">
            <text:p>55.845</text:p>
          </table:table-cell>
          <table:table-cell office:value-type="float" office:value="30.9737" calcext:value-type="float">
            <text:p>30.973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 Ni_1/3 Mn_1.3 Ni1/3 O2</text:p>
          </table:table-cell>
          <table:table-cell table:style-name="ce2" office:value-type="float" office:value="1" calcext:value-type="float">
            <text:p>1.00</text:p>
          </table:table-cell>
          <table:table-cell table:style-name="ce2" table:formula="of:=1/3" office:value-type="float" office:value="0.333333333333333" calcext:value-type="float">
            <text:p>0.33</text:p>
          </table:table-cell>
          <table:table-cell table:style-name="ce2" table:formula="of:=1/3" office:value-type="float" office:value="0.333333333333333" calcext:value-type="float">
            <text:p>0.33</text:p>
          </table:table-cell>
          <table:table-cell table:style-name="ce2" table:formula="of:=1/3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heor cap [mAh/g]</text:p>
          </table:table-cell>
        </table:table-row>
        <table:table-row table:style-name="ro1">
          <table:table-cell/>
          <table:table-cell office:value-type="string" calcext:value-type="string">
            <text:p>g/mol</text:p>
          </table:table-cell>
          <table:table-cell table:formula="of:=[.C5]*[.C$3]" office:value-type="float" office:value="6.94" calcext:value-type="float">
            <text:p>6.94</text:p>
          </table:table-cell>
          <table:table-cell table:formula="of:=[.D5]*[.D$3]" office:value-type="float" office:value="19.5633333333333" calcext:value-type="float">
            <text:p>19.5633333333</text:p>
          </table:table-cell>
          <table:table-cell table:formula="of:=[.E5]*[.E$3]" office:value-type="float" office:value="18.3126666666667" calcext:value-type="float">
            <text:p>18.3126666667</text:p>
          </table:table-cell>
          <table:table-cell table:formula="of:=[.F5]*[.F$3]" office:value-type="float" office:value="19.6443333333333" calcext:value-type="float">
            <text:p>19.6443333333</text:p>
          </table:table-cell>
          <table:table-cell table:formula="of:=[.G5]*[.G$3]" office:value-type="float" office:value="31.998" calcext:value-type="float">
            <text:p>31.998</text:p>
          </table:table-cell>
          <table:table-cell table:formula="of:=[.H5]*[.H$3]" office:value-type="float" office:value="0" calcext:value-type="float">
            <text:p>0</text:p>
          </table:table-cell>
          <table:table-cell table:formula="of:=[.I5]*[.I$3]" office:value-type="float" office:value="0" calcext:value-type="float">
            <text:p>0</text:p>
          </table:table-cell>
          <table:table-cell table:formula="of:=[.J5]*[.J$3]" office:value-type="float" office:value="0" calcext:value-type="float">
            <text:p>0</text:p>
          </table:table-cell>
          <table:table-cell table:formula="of:=SUM([.C6:.J6])" office:value-type="float" office:value="96.4583333333333" calcext:value-type="float">
            <text:p>96.4583333333</text:p>
          </table:table-cell>
          <table:table-cell table:formula="of:=[.$B$22]/[.K6]" office:value-type="float" office:value="277.860331173506" calcext:value-type="float">
            <text:p>277.860331173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 Ni_0.5 Mn_0.5 O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*[.C$3]" office:value-type="float" office:value="6.94" calcext:value-type="float">
            <text:p>6.94</text:p>
          </table:table-cell>
          <table:table-cell table:formula="of:=[.D8]*[.D$3]" office:value-type="float" office:value="29.345" calcext:value-type="float">
            <text:p>29.345</text:p>
          </table:table-cell>
          <table:table-cell table:formula="of:=[.E8]*[.E$3]" office:value-type="float" office:value="27.469" calcext:value-type="float">
            <text:p>27.469</text:p>
          </table:table-cell>
          <table:table-cell table:formula="of:=[.F8]*[.F$3]" office:value-type="float" office:value="0" calcext:value-type="float">
            <text:p>0</text:p>
          </table:table-cell>
          <table:table-cell table:formula="of:=[.G8]*[.G$3]" office:value-type="float" office:value="31.998" calcext:value-type="float">
            <text:p>31.998</text:p>
          </table:table-cell>
          <table:table-cell table:formula="of:=[.H8]*[.H$3]" office:value-type="float" office:value="0" calcext:value-type="float">
            <text:p>0</text:p>
          </table:table-cell>
          <table:table-cell table:formula="of:=[.I8]*[.I$3]" office:value-type="float" office:value="0" calcext:value-type="float">
            <text:p>0</text:p>
          </table:table-cell>
          <table:table-cell table:formula="of:=[.J8]*[.J$3]" office:value-type="float" office:value="0" calcext:value-type="float">
            <text:p>0</text:p>
          </table:table-cell>
          <table:table-cell table:formula="of:=SUM([.C9:.J9])" office:value-type="float" office:value="95.752" calcext:value-type="float">
            <text:p>95.752</text:p>
          </table:table-cell>
          <table:table-cell table:formula="of:=[.$B$22]/[.K9]" office:value-type="float" office:value="279.910022186946" calcext:value-type="float">
            <text:p>279.91002218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 Ni_0.5 Mn_0.3 Co_0.2 O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*[.C$3]" office:value-type="float" office:value="6.94" calcext:value-type="float">
            <text:p>6.94</text:p>
          </table:table-cell>
          <table:table-cell table:formula="of:=[.D11]*[.D$3]" office:value-type="float" office:value="29.345" calcext:value-type="float">
            <text:p>29.345</text:p>
          </table:table-cell>
          <table:table-cell table:formula="of:=[.E11]*[.E$3]" office:value-type="float" office:value="16.4814" calcext:value-type="float">
            <text:p>16.4814</text:p>
          </table:table-cell>
          <table:table-cell table:formula="of:=[.F11]*[.F$3]" office:value-type="float" office:value="11.7866" calcext:value-type="float">
            <text:p>11.7866</text:p>
          </table:table-cell>
          <table:table-cell table:formula="of:=[.G11]*[.G$3]" office:value-type="float" office:value="31.998" calcext:value-type="float">
            <text:p>31.998</text:p>
          </table:table-cell>
          <table:table-cell table:formula="of:=[.H11]*[.H$3]" office:value-type="float" office:value="0" calcext:value-type="float">
            <text:p>0</text:p>
          </table:table-cell>
          <table:table-cell table:formula="of:=[.I11]*[.I$3]" office:value-type="float" office:value="0" calcext:value-type="float">
            <text:p>0</text:p>
          </table:table-cell>
          <table:table-cell table:formula="of:=[.J11]*[.J$3]" office:value-type="float" office:value="0" calcext:value-type="float">
            <text:p>0</text:p>
          </table:table-cell>
          <table:table-cell table:formula="of:=SUM([.C12:.J12])" office:value-type="float" office:value="96.551" calcext:value-type="float">
            <text:p>96.551</text:p>
          </table:table-cell>
          <table:table-cell table:formula="of:=[.$B$22]/[.K12]" office:value-type="float" office:value="277.593649412688" calcext:value-type="float">
            <text:p>277.59364941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i Fe P O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*[.C$3]" office:value-type="float" office:value="6.94" calcext:value-type="float">
            <text:p>6.94</text:p>
          </table:table-cell>
          <table:table-cell table:formula="of:=[.D14]*[.D$3]" office:value-type="float" office:value="0" calcext:value-type="float">
            <text:p>0</text:p>
          </table:table-cell>
          <table:table-cell table:formula="of:=[.E14]*[.E$3]" office:value-type="float" office:value="0" calcext:value-type="float">
            <text:p>0</text:p>
          </table:table-cell>
          <table:table-cell table:formula="of:=[.F14]*[.F$3]" office:value-type="float" office:value="0" calcext:value-type="float">
            <text:p>0</text:p>
          </table:table-cell>
          <table:table-cell table:formula="of:=[.G14]*[.G$3]" office:value-type="float" office:value="63.996" calcext:value-type="float">
            <text:p>63.996</text:p>
          </table:table-cell>
          <table:table-cell table:formula="of:=[.H14]*[.H$3]" office:value-type="float" office:value="0" calcext:value-type="float">
            <text:p>0</text:p>
          </table:table-cell>
          <table:table-cell table:formula="of:=[.I14]*[.I$3]" office:value-type="float" office:value="55.845" calcext:value-type="float">
            <text:p>55.845</text:p>
          </table:table-cell>
          <table:table-cell table:formula="of:=[.J14]*[.J$3]" office:value-type="float" office:value="30.9737" calcext:value-type="float">
            <text:p>30.9737</text:p>
          </table:table-cell>
          <table:table-cell table:formula="of:=SUM([.C15:.J15])" office:value-type="float" office:value="157.7547" calcext:value-type="float">
            <text:p>157.7547</text:p>
          </table:table-cell>
          <table:table-cell table:formula="of:=[.$B$22]/[.K15]" office:value-type="float" office:value="169.896329202518" calcext:value-type="float">
            <text:p>169.89632920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*[.C$3]" office:value-type="float" office:value="0" calcext:value-type="float">
            <text:p>0</text:p>
          </table:table-cell>
          <table:table-cell table:formula="of:=[.D17]*[.D$3]" office:value-type="float" office:value="0" calcext:value-type="float">
            <text:p>0</text:p>
          </table:table-cell>
          <table:table-cell table:formula="of:=[.E17]*[.E$3]" office:value-type="float" office:value="0" calcext:value-type="float">
            <text:p>0</text:p>
          </table:table-cell>
          <table:table-cell table:formula="of:=[.F17]*[.F$3]" office:value-type="float" office:value="0" calcext:value-type="float">
            <text:p>0</text:p>
          </table:table-cell>
          <table:table-cell table:formula="of:=[.G17]*[.G$3]" office:value-type="float" office:value="0" calcext:value-type="float">
            <text:p>0</text:p>
          </table:table-cell>
          <table:table-cell table:formula="of:=[.H17]*[.H$3]" office:value-type="float" office:value="72.066" calcext:value-type="float">
            <text:p>72.066</text:p>
          </table:table-cell>
          <table:table-cell table:number-columns-repeated="2"/>
          <table:table-cell table:formula="of:=SUM([.C18:.H18])" office:value-type="float" office:value="72.066" calcext:value-type="float">
            <text:p>72.066</text:p>
          </table:table-cell>
          <table:table-cell table:formula="of:=[.$B$22]/[.K18]" office:value-type="float" office:value="371.90831244199" calcext:value-type="float">
            <text:p>371.90831244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 [A-s/mol]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487" calcext:value-type="float">
            <text:p>96487</text:p>
          </table:table-cell>
          <table:table-cell table:number-columns-repeated="10"/>
        </table:table-row>
        <table:table-row table:style-name="ro1">
          <table:table-cell/>
          <table:table-cell table:formula="of:=[.B21]/3.6" office:value-type="float" office:value="26801.9444444444" calcext:value-type="float">
            <text:p>26801.9444444444</text:p>
          </table:table-cell>
          <table:table-cell office:value-type="string" calcext:value-type="string">
            <text:p>[mAh/mol]</text:p>
          </table:table-cell>
          <table:table-cell table:number-columns-repeated="8"/>
          <table:table-cell table:formula="of:=0.94*0.75*[.L18]" office:value-type="float" office:value="262.195360271603" calcext:value-type="float">
            <text:p>262.19536027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0.95*0.7*[.L6]" office:value-type="float" office:value="184.777120230382" calcext:value-type="float">
            <text:p>184.77712023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float" office:value="0.00002" calcext:value-type="float">
            <text:p>2.00E-05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[.B29]*[.B27]*[.B26]" office:value-type="float" office:value="0.00076" calcext:value-type="float">
            <text:p>0.0007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8:53:57.403318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6:01:29.194314506</meta:creation-date>
    <dc:date>2017-05-22T08:56:57.593353993</dc:date>
    <meta:editing-duration>PT14M31S</meta:editing-duration>
    <meta:editing-cycles>12</meta:editing-cycles>
    <meta:generator>LibreOffice/4.2.8.2$Linux_X86_64 LibreOffice_project/420m0$Build-2</meta:generator>
    <meta:document-statistic meta:table-count="1" meta:cell-count="118" meta:object-count="0"/>
  </office:meta>
</office:document-meta>
</file>